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2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32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06-05" table:style-name="ta1">
        <table:shapes>
          <draw:frame draw:z-index="0" draw:style-name="gr1" draw:text-style-name="P1" svg:width="6.2988in" svg:height="3.5429in" svg:x="0.8846in" svg:y="2.4236in">
            <draw:object draw:notify-on-update-of-ranges="'06-05'.C4:'06-05'.C12 '06-05'.D3:'06-05'.D3 '06-05'.D4:'06-05'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5.4" calcext:value-type="float">
            <text:p>5.4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2.53086419753086" calcext:value-type="float">
            <text:p>2.53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02" calcext:value-type="float">
            <text:p>1902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9.2780487804878" calcext:value-type="float">
            <text:p>9.2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5628" calcext:value-type="float">
            <text:p>1562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21661409043113" calcext:value-type="float">
            <text:p>8.22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" table:style-name="ta1">
        <table:shapes>
          <draw:frame draw:z-index="0" draw:style-name="gr1" draw:text-style-name="P1" svg:width="6.2988in" svg:height="3.5429in" svg:x="0.8846in" svg:y="2.4236in">
            <draw:object draw:notify-on-update-of-ranges="'07-05'.C4:'07-05'.C12 '07-05'.D3:'07-05'.D3 '07-05'.D4:'07-05'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5" calcext:value-type="float">
            <text:p>5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.4" calcext:value-type="float">
            <text:p>5.4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7037037037037" calcext:value-type="float">
            <text:p>1.7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3" calcext:value-type="float">
            <text:p>3.0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5.36231884057971" calcext:value-type="float">
            <text:p>5.3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568" calcext:value-type="float">
            <text:p>456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17297297297297" calcext:value-type="float">
            <text:p>6.17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07-05_RANDOM'.C4:'07-05_RANDOM'.C12 '07-05_RANDOM'.D3:'07-05_RANDOM'.D3 '07-05_RANDOM'.D4:'07-05_RANDOM'.D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2.2" calcext:value-type="float">
            <text:p>2.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.2" calcext:value-type="float">
            <text:p>12.2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2.77272727272727" calcext:value-type="float">
            <text:p>2.77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.7" calcext:value-type="float">
            <text:p>9.7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0.795081967213115" calcext:value-type="float">
            <text:p>0.8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2.3" calcext:value-type="float">
            <text:p>22.3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2.29896907216495" calcext:value-type="float">
            <text:p>2.3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3.85650224215247" calcext:value-type="float">
            <text:p>3.8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6046511627907" calcext:value-type="float">
            <text:p>2.6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07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07-05_CIRCLE'.C4:'07-05_CIRCLE'.C12 '07-05_CIRCLE'.D3:'07-05_CIRCLE'.D3 '07-05_CIRCLE'.D4:'07-05_CIRCLE'.D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2" calcext:value-type="float">
            <text:p>2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4.5" calcext:value-type="float">
            <text:p>4.5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3.38888888888889" calcext:value-type="float">
            <text:p>3.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0.6" calcext:value-type="float">
            <text:p>40.6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65573770491803" calcext:value-type="float">
            <text:p>6.6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46.5" calcext:value-type="float">
            <text:p>646.5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5.923645320197" calcext:value-type="float">
            <text:p>15.9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036.8" calcext:value-type="float">
            <text:p>4036.8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24408352668214" calcext:value-type="float">
            <text:p>6.2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1-05_RANDOM'.C4:'11-05_RANDOM'.C12 '11-05_RANDOM'.D3:'11-05_RANDOM'.D3 '11-05_RANDOM'.D4:'11-05_RANDOM'.D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.6" calcext:value-type="float">
            <text:p>6.6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45454545454545" calcext:value-type="float">
            <text:p>1.4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.5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61458333333333" calcext:value-type="float">
            <text:p>1.6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8.2" calcext:value-type="float">
            <text:p>18.2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1741935483871" calcext:value-type="float">
            <text:p>1.1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3.4" calcext:value-type="float">
            <text:p>83.4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58241758241758" calcext:value-type="float">
            <text:p>4.5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3.6" calcext:value-type="float">
            <text:p>203.6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44124700239808" calcext:value-type="float">
            <text:p>2.4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CIRCLE'.C4:'11-05_CIRCLE'.C12 '11-05_CIRCLE'.D3:'11-05_CIRCLE'.D3 '11-05_CIRCLE'.D4:'11-05_CIRCLE'.D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13" calcext:value-type="float">
            <text:p>2.1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4.53191489361702" calcext:value-type="float">
            <text:p>4.5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33" calcext:value-type="float">
            <text:p>6.33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2.97183098591549" calcext:value-type="float">
            <text:p>2.9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9.27" calcext:value-type="float">
            <text:p>39.27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20379146919431" calcext:value-type="float">
            <text:p>6.2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22.07" calcext:value-type="float">
            <text:p>622.07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5.8408454290807" calcext:value-type="float">
            <text:p>15.84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550.07" calcext:value-type="float">
            <text:p>3550.07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5.70686578680856" calcext:value-type="float">
            <text:p>5.7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LINE_IN_LIN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LINE_IN_LINE'.C4:'11-05_LINE_IN_LINE'.C12 '11-05_LINE_IN_LINE'.D3:'11-05_LINE_IN_LINE'.D3 '11-05_LINE_IN_LINE'.D4:'11-05_LINE_IN_LINE'.D1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1.85714285714286" calcext:value-type="float">
            <text:p>1.8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4.15384615384615" calcext:value-type="float">
            <text:p>4.1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5.4" calcext:value-type="float">
            <text:p>35.4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55555555555555" calcext:value-type="float">
            <text:p>6.5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80.3" calcext:value-type="float">
            <text:p>580.3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6.3926553672316" calcext:value-type="float">
            <text:p>16.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151.2" calcext:value-type="float">
            <text:p>5151.2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87678786834396" calcext:value-type="float">
            <text:p>8.88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IN_TRIANGL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IN_TRIANGLE'.C4:'11-05_IN_TRIANGLE'.C12 '11-05_IN_TRIANGLE'.D3:'11-05_IN_TRIANGLE'.D3 '11-05_IN_TRIANGLE'.D4:'11-05_IN_TRIANGLE'.D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3" calcext:value-type="float">
            <text:p>1.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3.84615384615385" calcext:value-type="float">
            <text:p>3.8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68" calcext:value-type="float">
            <text:p>1.6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9" calcext:value-type="float">
            <text:p>17.9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2.13095238095238" calcext:value-type="float">
            <text:p>2.1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.9" calcext:value-type="float">
            <text:p>74.9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18435754189944" calcext:value-type="float">
            <text:p>4.1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10.8" calcext:value-type="float">
            <text:p>310.8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4.14953271028037" calcext:value-type="float">
            <text:p>4.15</text:p>
          </table:table-cell>
          <table:table-cell table:style-name="ce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/>
          <table:table-cell/>
        </table:table-row>
      </table:table>
      <table:table table:name="12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2-05_RANDOM'.C4:'12-05_RANDOM'.C12 '12-05_RANDOM'.D3:'12-05_RANDOM'.D3 '12-05_RANDOM'.D4:'12-05_RANDOM'.D1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24242424242424" calcext:value-type="float">
            <text:p>1.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75609756097561" calcext:value-type="float">
            <text:p>1.7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25" calcext:value-type="float">
            <text:p>1.2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11111111111111" calcext:value-type="float">
            <text:p>1.1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0.8" calcext:value-type="float">
            <text:p>50.8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5.08" calcext:value-type="float">
            <text:p>5.0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4.2" calcext:value-type="float">
            <text:p>104.2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0511811023622" calcext:value-type="float">
            <text:p>2.05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2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2-05_CIRCLE'.C4:'12-05_CIRCLE'.C12 '12-05_CIRCLE'.D3:'12-05_CIRCLE'.D3 '12-05_CIRCLE'.D4:'12-05_CIRCLE'.D1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96" calcext:value-type="float">
            <text:p>1.9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.9" calcext:value-type="float">
            <text:p>20.9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4.26530612244898" calcext:value-type="float">
            <text:p>4.2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40.8" calcext:value-type="float">
            <text:p>240.8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1.5215311004785" calcext:value-type="float">
            <text:p>11.5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97.5" calcext:value-type="float">
            <text:p>1397.5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5.80357142857143" calcext:value-type="float">
            <text:p>5.8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22:34:00.287443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34:47.688894249</meta:creation-date>
    <dc:date>2016-05-12T22:37:17.125953839</dc:date>
    <meta:editing-duration>PT2H42M42S</meta:editing-duration>
    <meta:editing-cycles>14</meta:editing-cycles>
    <meta:generator>LibreOffice/4.3.3.2$Linux_X86_64 LibreOffice_project/430m0$Build-2</meta:generator>
    <meta:document-statistic meta:table-count="10" meta:cell-count="44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6-05'.C4:'06-05'.D12 '06-05'.D3:'06-05'.D3" chart:data-source-has-labels="row" svg:x="0.32cm" svg:y="0.18cm" svg:width="13.302cm" svg:height="8.64cm">
          <chartooo:coordinate-region svg:x="1.497cm" svg:y="0.38cm" svg:width="11.75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6-05'.D4:'06-05'.D12" chart:label-cell-address="'06-05'.D3:'06-05'.D3" chart:class="chart:scatter">
            <chart:domain table:cell-range-address="'06-05'.C4:'06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6-05'.D3:'06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6-05'.C4:'06-05'.C12</svg:desc>
                </draw:g>
              </table:table-cell>
              <table:table-cell office:value-type="float" office:value="0">
                <text:p>0</text:p>
                <draw:g>
                  <svg:desc>'06-05'.D4:'06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5628">
                <text:p>1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2-05_CIRCLE'.C4:'12-05_CIRCLE'.D12 '12-05_CIRCLE'.D3:'12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CIRCLE'.D4:'12-05_CIRCLE'.D12" chart:label-cell-address="'12-05_CIRCLE'.D3:'12-05_CIRCLE'.D3" chart:class="chart:scatter">
            <chart:domain table:cell-range-address="'12-05_CIRCLE'.C4:'12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CIRCLE'.D3:'12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CIRCLE'.C4:'12-05_CIRCLE'.C12</svg:desc>
                </draw:g>
              </table:table-cell>
              <table:table-cell office:value-type="float" office:value="0.1">
                <text:p>0.1</text:p>
                <draw:g>
                  <svg:desc>'12-05_CIRCLE'.D4:'12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40.8">
                <text:p>24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97.5">
                <text:p>1397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'.C4:'07-05'.D12 '07-05'.D3:'07-05'.D3" chart:data-source-has-labels="row" svg:x="0.32cm" svg:y="0.18cm" svg:width="13.302cm" svg:height="8.64cm">
          <chartooo:coordinate-region svg:x="1.312cm" svg:y="0.379cm" svg:width="11.9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'.D4:'07-05'.D12" chart:label-cell-address="'07-05'.D3:'07-05'.D3" chart:class="chart:scatter">
            <chart:domain table:cell-range-address="'07-05'.C4:'07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'.D3:'07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'.C4:'07-05'.C12</svg:desc>
                </draw:g>
              </table:table-cell>
              <table:table-cell office:value-type="float" office:value="0">
                <text:p>0</text:p>
                <draw:g>
                  <svg:desc>'07-05'.D4:'07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568">
                <text:p>45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_RANDOM'.C4:'07-05_RANDOM'.D12 '07-05_RANDOM'.D3:'07-05_RANDOM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RANDOM'.D4:'07-05_RANDOM'.D12" chart:label-cell-address="'07-05_RANDOM'.D3:'07-05_RANDOM'.D3" chart:class="chart:scatter">
            <chart:domain table:cell-range-address="'07-05_RANDOM'.C4:'0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RANDOM'.D3:'0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RANDOM'.C4:'07-05_RANDOM'.C12</svg:desc>
                </draw:g>
              </table:table-cell>
              <table:table-cell office:value-type="float" office:value="1.7">
                <text:p>1.7</text:p>
                <draw:g>
                  <svg:desc>'07-05_RANDOM'.D4:'0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_CIRCLE'.C4:'07-05_CIRCLE'.D12 '07-05_CIRCLE'.D3:'07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CIRCLE'.D4:'07-05_CIRCLE'.D12" chart:label-cell-address="'07-05_CIRCLE'.D3:'07-05_CIRCLE'.D3" chart:class="chart:scatter">
            <chart:domain table:cell-range-address="'07-05_CIRCLE'.C4:'0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CIRCLE'.D3:'0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CIRCLE'.C4:'07-05_CIRCLE'.C12</svg:desc>
                </draw:g>
              </table:table-cell>
              <table:table-cell office:value-type="float" office:value="0.1">
                <text:p>0.1</text:p>
                <draw:g>
                  <svg:desc>'07-05_CIRCLE'.D4:'0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46.5">
                <text:p>64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036.8">
                <text:p>4036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RANDOM'.C4:'11-05_RANDOM'.D12 '11-05_RANDOM'.D3:'11-05_RANDOM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RANDOM'.D4:'11-05_RANDOM'.D12" chart:label-cell-address="'11-05_RANDOM'.D3:'11-05_RANDOM'.D3" chart:class="chart:scatter">
            <chart:domain table:cell-range-address="'11-05_RANDOM'.C4:'11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RANDOM'.D3:'11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RANDOM'.C4:'11-05_RANDOM'.C12</svg:desc>
                </draw:g>
              </table:table-cell>
              <table:table-cell office:value-type="float" office:value="1.3">
                <text:p>1.3</text:p>
                <draw:g>
                  <svg:desc>'11-05_RANDOM'.D4:'11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03.6">
                <text:p>203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CIRCLE'.C4:'11-05_CIRCLE'.D12 '11-05_CIRCLE'.D3:'11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CIRCLE'.D4:'11-05_CIRCLE'.D12" chart:label-cell-address="'11-05_CIRCLE'.D3:'11-05_CIRCLE'.D3" chart:class="chart:scatter">
            <chart:domain table:cell-range-address="'11-05_CIRCLE'.C4:'11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CIRCLE'.D3:'11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CIRCLE'.C4:'11-05_CIRCLE'.C12</svg:desc>
                </draw:g>
              </table:table-cell>
              <table:table-cell office:value-type="float" office:value="0">
                <text:p>0</text:p>
                <draw:g>
                  <svg:desc>'11-05_CIRCLE'.D4:'11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9.27">
                <text:p>39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22.07">
                <text:p>622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550.07">
                <text:p>3550.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LINE_IN_LINE'.C4:'11-05_LINE_IN_LINE'.D12 '11-05_LINE_IN_LINE'.D3:'11-05_LINE_IN_LIN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LINE_IN_LINE'.D4:'11-05_LINE_IN_LINE'.D12" chart:label-cell-address="'11-05_LINE_IN_LINE'.D3:'11-05_LINE_IN_LINE'.D3" chart:class="chart:scatter">
            <chart:domain table:cell-range-address="'11-05_LINE_IN_LINE'.C4:'11-05_LINE_IN_LIN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LINE_IN_LINE'.D3:'11-05_LINE_IN_LIN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LINE_IN_LINE'.C4:'11-05_LINE_IN_LINE'.C12</svg:desc>
                </draw:g>
              </table:table-cell>
              <table:table-cell office:value-type="float" office:value="0.1">
                <text:p>0.1</text:p>
                <draw:g>
                  <svg:desc>'11-05_LINE_IN_LINE'.D4:'11-05_LINE_IN_LIN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80.3">
                <text:p>5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151.2">
                <text:p>5151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IN_TRIANGLE'.C4:'11-05_IN_TRIANGLE'.D12 '11-05_IN_TRIANGLE'.D3:'11-05_IN_TRIANGLE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IN_TRIANGLE'.D4:'11-05_IN_TRIANGLE'.D12" chart:label-cell-address="'11-05_IN_TRIANGLE'.D3:'11-05_IN_TRIANGLE'.D3" chart:class="chart:scatter">
            <chart:domain table:cell-range-address="'11-05_IN_TRIANGLE'.C4:'11-05_IN_TRIANG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IN_TRIANGLE'.D3:'11-05_IN_TRIANG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IN_TRIANGLE'.C4:'11-05_IN_TRIANGLE'.C12</svg:desc>
                </draw:g>
              </table:table-cell>
              <table:table-cell office:value-type="float" office:value="0.1">
                <text:p>0.1</text:p>
                <draw:g>
                  <svg:desc>'11-05_IN_TRIANGLE'.D4:'11-05_IN_TRIANG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10.8">
                <text:p>310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2-05_RANDOM'.C4:'12-05_RANDOM'.D12 '12-05_RANDOM'.D3:'12-05_RANDOM'.D3" chart:data-source-has-labels="row" svg:x="0.32cm" svg:y="0.18cm" svg:width="13.302cm" svg:height="8.64cm">
          <chartooo:coordinate-region svg:x="1.127cm" svg:y="0.379cm" svg:width="12.1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RANDOM'.D4:'12-05_RANDOM'.D12" chart:label-cell-address="'12-05_RANDOM'.D3:'12-05_RANDOM'.D3" chart:class="chart:scatter">
            <chart:domain table:cell-range-address="'12-05_RANDOM'.C4:'12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RANDOM'.D3:'12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RANDOM'.C4:'12-05_RANDOM'.C12</svg:desc>
                </draw:g>
              </table:table-cell>
              <table:table-cell office:value-type="float" office:value="2">
                <text:p>2</text:p>
                <draw:g>
                  <svg:desc>'12-05_RANDOM'.D4:'12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4.2">
                <text:p>104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